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58in" fo:margin-left="0in" table:align="left"/>
    </style:style>
    <style:style style:name="Table1.A" style:family="table-column">
      <style:table-column-properties style:column-width="0.3125in"/>
    </style:style>
    <style:style style:name="Table1.B" style:family="table-column">
      <style:table-column-properties style:column-width="1.875in"/>
    </style:style>
    <style:style style:name="Table1.C" style:family="table-column">
      <style:table-column-properties style:column-width="0.5014in"/>
    </style:style>
    <style:style style:name="Table1.D" style:family="table-column">
      <style:table-column-properties style:column-width="1.5in"/>
    </style:style>
    <style:style style:name="Table1.E" style:family="table-column">
      <style:table-column-properties style:column-width="2.5069in"/>
    </style:style>
    <style:style style:name="Table1.1" style:family="table-row">
      <style:table-row-properties style:min-row-height="0.1854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4597in"/>
    </style:style>
    <style:style style:name="Table1.3" style:family="table-row">
      <style:table-row-properties style:min-row-height="0.5611in"/>
    </style:style>
    <style:style style:name="Table1.A3" style:family="table-cell">
      <style:table-cell-properties fo:padding="0.0382in" fo:border-left="none" fo:border-right="none" fo:border-top="none" fo:border-bottom="0.05pt solid #000000"/>
    </style:style>
    <style:style style:name="Table2" style:family="table">
      <style:table-properties style:width="2.6125in" table:align="margins" style:writing-mode="page"/>
    </style:style>
    <style:style style:name="Table2.A" style:family="table-column">
      <style:table-column-properties style:column-width="2.6125in" style:rel-column-width="4026*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2.1278in" fo:margin-left="0.1785in" table:align="left" style:writing-mode="page"/>
    </style:style>
    <style:style style:name="Table3.A" style:family="table-column">
      <style:table-column-properties style:column-width="0.8111in"/>
    </style:style>
    <style:style style:name="Table3.B" style:family="table-column">
      <style:table-column-properties style:column-width="1.3167in"/>
    </style:style>
    <style:style style:name="Table3.1" style:family="table-row">
      <style:table-row-properties style:min-row-height="0.1854in"/>
    </style:style>
    <style:style style:name="Table3.A1" style:family="table-cell">
      <style:table-cell-properties fo:padding="0.0382in" fo:border="none"/>
    </style:style>
    <style:style style:name="Table3.2" style:family="table-row">
      <style:table-row-properties style:min-row-height="0.2083in"/>
    </style:style>
    <style:style style:name="Table3.4" style:family="table-row">
      <style:table-row-properties style:min-row-height="0.0646in"/>
    </style:style>
    <style:style style:name="Table4" style:family="table">
      <style:table-properties style:width="2.1111in" table:align="margins" style:writing-mode="page"/>
    </style:style>
    <style:style style:name="Table4.A" style:family="table-column">
      <style:table-column-properties style:column-width="2.1111in" style:rel-column-width="65535*"/>
    </style:style>
    <style:style style:name="Table4.A1" style:family="table-cell">
      <style:table-cell-properties fo:padding="0.0382in" fo:border="none"/>
    </style:style>
    <style:style style:name="P1" style:family="paragraph" style:parent-style-name="Table_20_Contents">
      <style:text-properties fo:language="pl" fo:country="PL"/>
    </style:style>
    <style:style style:name="P2" style:family="paragraph" style:parent-style-name="Table_20_Contents">
      <style:text-properties fo:language="pl" fo:country="PL" fo:font-weight="bold" style:font-weight-asian="bold" style:font-weight-complex="bold"/>
    </style:style>
    <style:style style:name="P3" style:family="paragraph" style:parent-style-name="Table_20_Contents">
      <style:paragraph-properties fo:text-align="end" style:justify-single-word="false"/>
      <style:text-properties fo:language="pl" fo:country="PL" fo:font-style="italic" style:font-style-asian="italic" style:font-style-complex="italic"/>
    </style:style>
    <style:style style:name="P4" style:family="paragraph" style:parent-style-name="Table_20_Contents" style:list-style-name="L1">
      <style:text-properties fo:language="pl" fo:country="PL"/>
    </style:style>
    <style:style style:name="P5" style:family="paragraph" style:parent-style-name="Table_20_Contents" style:list-style-name="L1">
      <style:text-properties fo:language="pl" fo:country="PL" officeooo:paragraph-rsid="003f51c1"/>
    </style:style>
    <style:style style:name="P6" style:family="paragraph" style:parent-style-name="Table_20_Contents" style:list-style-name="L2">
      <style:text-properties fo:language="pl" fo:country="PL"/>
    </style:style>
    <style:style style:name="P7" style:family="paragraph" style:parent-style-name="Table_20_Contents">
      <style:text-properties fo:language="pl" fo:country="PL" officeooo:paragraph-rsid="00400532"/>
    </style:style>
    <style:style style:name="P8" style:family="paragraph" style:parent-style-name="Table_20_Contents">
      <style:paragraph-properties fo:text-align="start" style:justify-single-word="false"/>
      <style:text-properties fo:language="pl" fo:country="PL"/>
    </style:style>
    <style:style style:name="P9" style:family="paragraph" style:parent-style-name="Table_20_Contents">
      <style:paragraph-properties fo:line-height="100%" style:writing-mode="page"/>
      <style:text-properties style:use-window-font-color="true" style:font-name="FreeMono" fo:font-size="10pt" fo:language="pl" fo:country="PL" officeooo:rsid="00195b85" officeooo:paragraph-rsid="0035e81e" style:font-size-asian="10pt" style:font-size-complex="10pt"/>
    </style:style>
    <style:style style:name="P10" style:family="paragraph" style:parent-style-name="Standard">
      <style:paragraph-properties fo:line-height="100%" style:writing-mode="page"/>
      <style:text-properties style:use-window-font-color="true" fo:language="pl" fo:country="PL" officeooo:rsid="001fca88" officeooo:paragraph-rsid="001b5e7e"/>
    </style:style>
    <style:style style:name="P11" style:family="paragraph" style:parent-style-name="Code">
      <style:text-properties style:use-window-font-color="true" fo:language="pl" fo:country="PL" officeooo:rsid="00428de8" officeooo:paragraph-rsid="00428de8"/>
    </style:style>
    <style:style style:name="P12" style:family="paragraph" style:parent-style-name="Code">
      <style:text-properties fo:language="pl" fo:country="PL"/>
    </style:style>
    <style:style style:name="P13" style:family="paragraph" style:parent-style-name="Code">
      <style:paragraph-properties fo:text-align="center" style:justify-single-word="false"/>
      <style:text-properties fo:language="pl" fo:country="PL"/>
    </style:style>
    <style:style style:name="P14" style:family="paragraph" style:parent-style-name="Code">
      <style:text-properties fo:language="pl" fo:country="PL" officeooo:rsid="004435b8" officeooo:paragraph-rsid="004435b8"/>
    </style:style>
    <style:style style:name="P15" style:family="paragraph" style:parent-style-name="Code">
      <style:text-properties fo:language="pl" fo:country="PL" officeooo:rsid="00411827" officeooo:paragraph-rsid="00411827"/>
    </style:style>
    <style:style style:name="P16" style:family="paragraph" style:parent-style-name="Code">
      <style:text-properties fo:language="pl" fo:country="PL" officeooo:rsid="00428de8" officeooo:paragraph-rsid="00428de8"/>
    </style:style>
    <style:style style:name="P17" style:family="paragraph" style:parent-style-name="Code">
      <style:text-properties fo:language="pl" fo:country="PL" officeooo:rsid="004987bf" officeooo:paragraph-rsid="004987bf"/>
    </style:style>
    <style:style style:name="P18" style:family="paragraph" style:parent-style-name="Code">
      <style:text-properties officeooo:paragraph-rsid="003e6fe5"/>
    </style:style>
    <style:style style:name="P19" style:family="paragraph" style:parent-style-name="Code">
      <style:text-properties officeooo:rsid="00411827" officeooo:paragraph-rsid="00428de8"/>
    </style:style>
    <style:style style:name="P20" style:family="paragraph" style:parent-style-name="Code">
      <style:text-properties officeooo:rsid="00428de8" officeooo:paragraph-rsid="00428de8"/>
    </style:style>
    <style:style style:name="P21" style:family="paragraph" style:parent-style-name="Code">
      <style:text-properties officeooo:paragraph-rsid="00428de8"/>
    </style:style>
    <style:style style:name="P22" style:family="paragraph" style:parent-style-name="Text_20_body">
      <style:text-properties fo:language="pl" fo:country="PL"/>
    </style:style>
    <style:style style:name="P23" style:family="paragraph" style:parent-style-name="Text_20_body">
      <style:paragraph-properties fo:line-height="100%" style:writing-mode="page"/>
      <style:text-properties style:use-window-font-color="true" fo:language="pl" fo:country="PL" officeooo:paragraph-rsid="0035e81e"/>
    </style:style>
    <style:style style:name="T1" style:family="text">
      <style:text-properties fo:font-size="8pt" fo:font-style="italic" officeooo:rsid="0016a022" style:font-size-asian="8pt" style:font-style-asian="italic" style:font-size-complex="8pt" style:font-style-complex="italic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6a022" style:font-weight-asian="bold" style:font-weight-complex="bold"/>
    </style:style>
    <style:style style:name="T5" style:family="text">
      <style:text-properties fo:font-weight="bold" officeooo:rsid="00183d5c" style:font-weight-asian="bold" style:font-weight-complex="bold"/>
    </style:style>
    <style:style style:name="T6" style:family="text">
      <style:text-properties fo:font-weight="bold" officeooo:rsid="001b5e7e" style:font-weight-asian="bold" style:font-weight-complex="bold"/>
    </style:style>
    <style:style style:name="T7" style:family="text">
      <style:text-properties fo:font-weight="bold" officeooo:rsid="00400532" style:font-weight-asian="bold" style:font-weight-complex="bold"/>
    </style:style>
    <style:style style:name="T8" style:family="text">
      <style:text-properties officeooo:rsid="00183d5c"/>
    </style:style>
    <style:style style:name="T9" style:family="text">
      <style:text-properties fo:language="pl" fo:country="PL" fo:font-weight="bold" officeooo:rsid="00183d5c" style:font-weight-asian="bold" style:font-weight-complex="bold"/>
    </style:style>
    <style:style style:name="T10" style:family="text">
      <style:text-properties fo:language="pl" fo:country="PL" officeooo:rsid="00183d5c"/>
    </style:style>
    <style:style style:name="T11" style:family="text">
      <style:text-properties fo:language="pl" fo:country="PL" officeooo:rsid="001b5e7e"/>
    </style:style>
    <style:style style:name="T12" style:family="text">
      <style:text-properties style:font-name="FreeMono" officeooo:rsid="00183d5c"/>
    </style:style>
    <style:style style:name="T13" style:family="text">
      <style:text-properties style:font-name="FreeMono" officeooo:rsid="001b5e7e"/>
    </style:style>
    <style:style style:name="T14" style:family="text">
      <style:text-properties style:font-name="FreeMono" fo:font-size="8pt" style:font-size-asian="8pt" style:font-size-complex="8pt"/>
    </style:style>
    <style:style style:name="T15" style:family="text">
      <style:text-properties style:font-name="FreeMono" style:text-underline-style="none" officeooo:rsid="00260dfa"/>
    </style:style>
    <style:style style:name="T16" style:family="text">
      <style:text-properties style:font-name="FreeMono" style:text-underline-style="none" officeooo:rsid="002afbce"/>
    </style:style>
    <style:style style:name="T17" style:family="text">
      <style:text-properties style:font-name="FreeMono" style:text-underline-style="none" officeooo:rsid="00221573"/>
    </style:style>
    <style:style style:name="T18" style:family="text">
      <style:text-properties style:font-name="FreeMono" style:text-underline-style="none" officeooo:rsid="00355e39"/>
    </style:style>
    <style:style style:name="T19" style:family="text">
      <style:text-properties style:font-name="FreeMono" style:text-underline-style="none" officeooo:rsid="0036720d"/>
    </style:style>
    <style:style style:name="T20" style:family="text">
      <style:text-properties officeooo:rsid="001b5e7e"/>
    </style:style>
    <style:style style:name="T21" style:family="text">
      <style:text-properties officeooo:rsid="00260dfa"/>
    </style:style>
    <style:style style:name="T22" style:family="text">
      <style:text-properties officeooo:rsid="00355e39"/>
    </style:style>
    <style:style style:name="T23" style:family="text">
      <style:text-properties style:font-name="FreeSans"/>
    </style:style>
    <style:style style:name="T24" style:family="text">
      <style:text-properties style:font-name="Liberation Mono"/>
    </style:style>
    <style:style style:name="T25" style:family="text">
      <style:text-properties style:font-name="Liberation Mono" fo:font-size="8pt" style:font-size-asian="8pt" style:font-size-complex="8pt"/>
    </style:style>
    <style:style style:name="T26" style:family="text">
      <style:text-properties style:text-underline-style="none" officeooo:rsid="00260dfa"/>
    </style:style>
    <style:style style:name="T27" style:family="text">
      <style:text-properties style:text-underline-style="none" officeooo:rsid="002afbce"/>
    </style:style>
    <style:style style:name="T28" style:family="text">
      <style:text-properties style:text-underline-style="none" officeooo:rsid="00221573"/>
    </style:style>
    <style:style style:name="T29" style:family="text">
      <style:text-properties style:text-underline-style="none" officeooo:rsid="00428de8"/>
    </style:style>
    <style:style style:name="T30" style:family="text">
      <style:text-properties officeooo:rsid="00428de8"/>
    </style:style>
    <style:style style:name="T31" style:family="text">
      <style:text-properties officeooo:rsid="0044ecd9"/>
    </style:style>
    <style:style style:name="T32" style:family="text">
      <style:text-properties officeooo:rsid="00475ace"/>
    </style:style>
    <style:style style:name="T33" style:family="text">
      <style:text-properties officeooo:rsid="004887e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2">$G</text:p>
          </table:table-cell>
          <table:table-cell table:style-name="Table1.A1" table:number-columns-spanned="3" office:value-type="string">
            <text:p text:style-name="P1">$KIND</text:p>
          </table:table-cell>
          <table:covered-table-cell/>
          <table:covered-table-cell/>
          <table:table-cell table:style-name="Table1.A1" office:value-type="string">
            <text:p text:style-name="P3">Data: <text:span text:style-name="T21">$DATE,</text:span> czas pisania: 75 minut</text:p>
          </table:table-cell>
        </table:table-row>
        <table:table-row table:style-name="Table1.2">
          <table:table-cell table:style-name="Table1.A1" table:number-columns-spanned="4" office:value-type="string">
            <text:p text:style-name="P1">_ _ _ _ _ _ _ _ _ _ _ _ _ _ _ _ _ _ _ _ _ _ _<text:line-break/><text:span text:style-name="T3">Imię i nazwisko</text:span><text:line-break/><text:span text:style-name="T1">Wypełnij drukowanymi literami</text:span></text:p>
          </table:table-cell>
          <table:covered-table-cell/>
          <table:covered-table-cell/>
          <table:covered-table-cell/>
          <table:table-cell table:style-name="Table1.A1" office:value-type="string">
            <text:p text:style-name="P8">_ _ _ _ _ _ _ _ _ _ <text:line-break/><text:span text:style-name="T4">Numer indeksu</text:span></text:p>
          </table:table-cell>
        </table:table-row>
        <table:table-row table:style-name="Table1.3">
          <table:table-cell table:style-name="Table1.A3" table:number-columns-spanned="5" office:value-type="string">
            <text:p text:style-name="P1"><text:span text:style-name="T2">Uwaga: w przypadku wszystkich programów należy założyć, że dołączone są biblioteki </text:span><text:span text:style-name="T25">iostream</text:span><text:span text:style-name="T2"> oraz dostępna jest przestrzeń nazw </text:span><text:span text:style-name="T25">std</text:span><text:span text:style-name="T2">. Sprawdzaniu podlegają jedynie miejsca wyznaczone na odpowiedź. W przypadku stwierdzenia błędu lub niejednoznaczości w pytaniu, należy czytelnie napisać odpowiedni komentarz wyjaśniający napotkany problem. Test oceniany jest w skali 0-100 pkt (próg zaliczenia = 50%)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3" office:value-type="string">
            <text:p text:style-name="P7"><text:span text:style-name="T7">Z</text:span><text:span text:style-name="T5">ad. 1.</text:span><text:span text:style-name="T8"> (4 × 5 pkt. = 20 pkt.)</text:span></text:p>
            <text:p text:style-name="P1"><text:span text:style-name="T8">Wyróżnione pola uzupełnij tak, aby program poprawnie się kompilował oraz wypisywa</text:span>ł na wyjście:</text:p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13">!01<text:span text:style-name="T21">/</text:span>0<text:span text:style-name="T21">1--------------</text:span></text:p>
                </table:table-cell>
              </table:table-row>
            </table:table>
            <text:p text:style-name="P1">Podając odpowiedź:</text:p>
            <text:list xml:id="list2868569586" text:style-name="L1">
              <text:list-item>
                <text:p text:style-name="P4"><text:span text:style-name="T8">nie należy używać znaków: </text:span><text:span text:style-name="T12">=;,()[]</text:span><text:span text:style-name="T8"><text:line-break/>oraz wielkich liter alfabetu,</text:span></text:p>
              </text:list-item>
              <text:list-item>
                <text:p text:style-name="P5"><text:span text:style-name="T8">należy wpisać </text:span><text:span text:style-name="T5">BŁĄD</text:span><text:span text:style-name="T8"> jeśli rozwiązanie nie istnieje,</text:span></text:p>
              </text:list-item>
              <text:list-item>
                <text:p text:style-name="P5">każde wyróżnione pole należy uzupełnić dokładnie jednym znakiem lub wpisać <text:span text:style-name="T3">X</text:span> jeśli pole powinno pozostać puste.</text:p>
              </text:list-item>
            </text:list>
          </table:table-cell>
          <table:covered-table-cell/>
          <table:covered-table-cell/>
          <table:table-cell table:style-name="Table1.A3" table:number-columns-spanned="2" office:value-type="string">
            <text:p text:style-name="P14">#01-----------------------------------------<text:span text:style-name="T32">---</text:span>------</text:p>
            <text:p text:style-name="P14">\</text:p>
            <text:p text:style-name="P14">\</text:p>
            <text:p text:style-name="P14">\</text:p>
            <text:p text:style-name="P14">\</text:p>
            <text:p text:style-name="P14">\</text:p>
            <text:p text:style-name="P14">\</text:p>
            <text:p text:style-name="P14">\</text:p>
            <text:p text:style-name="P15">\</text:p>
            <text:p text:style-name="P15">\</text:p>
            <text:p text:style-name="P15">\</text:p>
            <text:p text:style-name="P15">\</text:p>
            <text:p text:style-name="P15">\</text:p>
            <text:p text:style-name="P15">\</text:p>
            <text:p text:style-name="P15">\</text:p>
            <text:p text:style-name="P15">\</text:p>
            <text:p text:style-name="P16">\</text:p>
            <text:p text:style-name="P16">\</text:p>
          </table:table-cell>
          <table:covered-table-cell/>
        </table:table-row>
        <table:table-row>
          <table:table-cell table:style-name="Table1.A3" table:number-columns-spanned="3" office:value-type="string">
            <text:p text:style-name="P1"><text:span text:style-name="T3">Zad. </text:span><text:span text:style-name="T6">2</text:span><text:span text:style-name="T3">.</text:span> (4 × 5 pkt. = 20 pkt.)</text:p>
            <text:p text:style-name="P22"><text:span text:style-name="T20">Podaj wartości wskazanych poniżej wyrażeń tuż przed wykonaniem instrukcji </text:span><text:span text:style-name="T24">return 0</text:span><text:span text:style-name="T20"> w podanym programie.</text:span></text:p>
            <text:p text:style-name="P1"><text:span text:style-name="T3">Odpowiedź:</text:span></text:p>
            <table:table table:name="Table3" table:style-name="Table3">
              <table:table-column table:style-name="Table3.A"/>
              <table:table-column table:style-name="Table3.B"/>
              <table:table-row table:style-name="Table3.1">
                <table:table-cell table:style-name="Table3.A1" office:value-type="string">
                  <text:p text:style-name="P12">str[0].x = </text:p>
                </table:table-cell>
                <table:table-cell table:style-name="Table3.A1" office:value-type="string">
                  <text:p text:style-name="P12"><text:span text:style-name="T26">?</text:span><text:span text:style-name="T27">0</text:span><text:span text:style-name="T28">2</text:span><text:span text:style-name="T26">/01</text:span><text:span text:style-name="T27">------</text:span><text:span text:style-name="T29">----</text:span></text:p>
                </table:table-cell>
              </table:table-row>
              <table:table-row table:style-name="Table3.2">
                <table:table-cell table:style-name="Table3.A1" office:value-type="string">
                  <text:p text:style-name="P12">str[<text:span text:style-name="T22">1</text:span>].x = </text:p>
                </table:table-cell>
                <table:table-cell table:style-name="Table3.A1" office:value-type="string">
                  <text:p text:style-name="P12">?02/02------<text:span text:style-name="T30">----</text:span></text:p>
                </table:table-cell>
              </table:table-row>
              <table:table-row table:style-name="Table3.1">
                <table:table-cell table:style-name="Table3.A1" office:value-type="string">
                  <text:p text:style-name="P12">str[<text:span text:style-name="T22">2</text:span>].x = </text:p>
                </table:table-cell>
                <table:table-cell table:style-name="Table3.A1" office:value-type="string">
                  <text:p text:style-name="P12">?02/03------<text:span text:style-name="T30">----</text:span></text:p>
                </table:table-cell>
              </table:table-row>
              <table:table-row table:style-name="Table3.4">
                <table:table-cell table:style-name="Table3.A1" office:value-type="string">
                  <text:p text:style-name="P12">str[<text:span text:style-name="T22">3</text:span>].x = </text:p>
                </table:table-cell>
                <table:table-cell table:style-name="Table3.A1" office:value-type="string">
                  <text:p text:style-name="P12">?02/04------<text:span text:style-name="T30">----</text:span></text:p>
                </table:table-cell>
              </table:table-row>
            </table:table>
            <text:p text:style-name="P1"/>
          </table:table-cell>
          <table:covered-table-cell/>
          <table:covered-table-cell/>
          <table:table-cell table:style-name="Table1.A3" table:number-columns-spanned="2" office:value-type="string">
            <text:p text:style-name="P14">#0<text:span text:style-name="T31">2</text:span>---------------------------<text:span text:style-name="T32">---</text:span>--------------------</text:p>
            <text:p text:style-name="P14">\</text:p>
            <text:p text:style-name="P14">\</text:p>
            <text:p text:style-name="P14">\</text:p>
            <text:p text:style-name="P14">\</text:p>
            <text:p text:style-name="P14">\</text:p>
            <text:p text:style-name="P14">\</text:p>
            <text:p text:style-name="P14">\</text:p>
            <text:p text:style-name="P15">\</text:p>
            <text:p text:style-name="P15">\</text:p>
            <text:p text:style-name="P15">\</text:p>
            <text:p text:style-name="P15">\</text:p>
            <text:p text:style-name="P15">\</text:p>
            <text:p text:style-name="P15">\</text:p>
            <text:p text:style-name="P15">\</text:p>
            <text:p text:style-name="P15">\</text:p>
            <text:p text:style-name="P16">\</text:p>
            <text:p text:style-name="P16">\</text:p>
          </table:table-cell>
          <table:covered-table-cell/>
        </table:table-row>
        <table:table-row>
          <table:table-cell table:style-name="Table1.A3" table:number-columns-spanned="2" office:value-type="string">
            <text:p text:style-name="P1"><text:span text:style-name="T3">Zad. </text:span><text:span text:style-name="T6">3</text:span><text:span text:style-name="T3">.</text:span> (4 × 5 pkt. = 20 pkt.)</text:p>
            <text:p text:style-name="P1">Wyróżnione pola uzupełnij, tak aby program poprawnie się kompilował oraz wypisywał na wyjście: </text:p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P13">!03/01------</text:p>
                </table:table-cell>
              </table:table-row>
            </table:table>
            <text:p text:style-name="P1">Podając odpowiedź:</text:p>
            <text:list xml:id="list3881611054" text:style-name="L2">
              <text:list-item>
                <text:p text:style-name="P6">należy wpisać <text:span text:style-name="T3">BŁĄD</text:span> jeśli rozwiązanie nie istnieje,</text:p>
              </text:list-item>
              <text:list-item>
                <text:p text:style-name="P6">jeśli możliwe są dwa poprawne rozwiązania, z których jedno powstaje z drugiego poprzez usunięcie pewnych znaków (skrócenie), to podaj krótsze rozwiązanie.</text:p>
              </text:list-item>
            </text:list>
          </table:table-cell>
          <table:covered-table-cell/>
          <table:table-cell table:style-name="Table1.A3" table:number-columns-spanned="3" office:value-type="string">
            <text:p text:style-name="P14">#0<text:span text:style-name="T31">3---</text:span>---------------------------<text:span text:style-name="T32">--------</text:span>--------------------</text:p>
            <text:p text:style-name="P17">\</text:p>
            <text:p text:style-name="P14">\</text:p>
            <text:p text:style-name="P14">\</text:p>
            <text:p text:style-name="P14">\</text:p>
            <text:p text:style-name="P14">\</text:p>
            <text:p text:style-name="P14">\</text:p>
            <text:p text:style-name="P14">\</text:p>
            <text:p text:style-name="P14">\</text:p>
            <text:p text:style-name="P15">\</text:p>
            <text:p text:style-name="P15">\</text:p>
            <text:p text:style-name="P15">\</text:p>
            <text:p text:style-name="P15">\</text:p>
            <text:p text:style-name="P15">\</text:p>
            <text:p text:style-name="P15">\</text:p>
            <text:p text:style-name="P16">\</text:p>
            <text:p text:style-name="P16">\</text:p>
          </table:table-cell>
          <table:covered-table-cell/>
          <table:covered-table-cell/>
        </table:table-row>
        <text:soft-page-break/>
        <table:table-row>
          <table:table-cell table:style-name="Table1.A1" table:number-columns-spanned="3" office:value-type="string">
            <text:p text:style-name="P23"/>
          </table:table-cell>
          <table:covered-table-cell/>
          <table:covered-table-cell/>
          <table:table-cell table:style-name="Table1.A1" table:number-columns-spanned="2" office:value-type="string">
            <text:p text:style-name="P9"/>
          </table:table-cell>
          <table:covered-table-cell/>
        </table:table-row>
        <table:table-row>
          <table:table-cell table:style-name="Table1.A1" table:number-columns-spanned="3" office:value-type="string">
            <text:p text:style-name="P23"/>
          </table:table-cell>
          <table:covered-table-cell/>
          <table:covered-table-cell/>
          <table:table-cell table:style-name="Table1.A1" table:number-columns-spanned="2" office:value-type="string">
            <text:p text:style-name="P9"/>
          </table:table-cell>
          <table:covered-table-cell/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writing-mode="page"/>
      <style:text-properties style:font-name="FreeSans" fo:font-family="FreeSans" style:font-family-generic="swiss" style:font-pitch="variable" fo:font-size="10pt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name="Liberation Sans1" fo:font-family="'Liberation Sans'" style:font-style-name="Regular" style:font-family-generic="swiss" style:font-pitch="variable" fo:font-size="10pt" style:font-size-asian="10pt" style:font-size-complex="10pt"/>
    </style:style>
    <style:style style:name="Text_20_Body_20__28_small_29_" style:display-name="Text Body (small)" style:family="paragraph" style:parent-style-name="Text_20_body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de" style:family="paragraph" style:parent-style-name="Table_20_Contents">
      <style:paragraph-properties fo:line-height="100%" style:writing-mode="page"/>
      <style:text-properties style:font-name="Liberation Mono1" fo:font-family="'Liberation Mono'" style:font-style-name="Regular" style:font-family-generic="modern" style:font-pitch="fixed" fo:font-size="10pt" fo:letter-spacing="-0.011in" officeooo:rsid="00195b85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4T18:38:52.600886647</meta:creation-date>
    <dc:date>2017-10-07T20:59:10.678372269</dc:date>
    <meta:editing-duration>PT8H7M47S</meta:editing-duration>
    <meta:editing-cycles>63</meta:editing-cycles>
    <meta:generator>LibreOffice/5.3.1.2$Linux_X86_64 LibreOffice_project/30m0$Build-2</meta:generator>
    <meta:document-statistic meta:table-count="4" meta:image-count="0" meta:object-count="0" meta:page-count="2" meta:paragraph-count="83" meta:word-count="305" meta:character-count="1783" meta:non-whitespace-character-count="1560"/>
  </office:meta>
</office:document-meta>
</file>